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BB40000023527AAE71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6.999cm" svg:height="3.205cm" draw:z-index="0"><draw:image xlink:href="Pictures/1000000000000BB40000023527AAE71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sé María García Pérez</meta:initial-creator>
    <meta:creation-date>2010-04-17T18:59:51</meta:creation-date>
    <meta:document-statistic meta:table-count="0" meta:image-count="1" meta:object-count="0" meta:page-count="1" meta:paragraph-count="0" meta:word-count="0" meta:character-count="0"/>
    <dc:date>2010-04-17T19:01:53</dc:date>
    <dc:creator>José María García Pérez</dc:creator>
    <meta:editing-duration>PT00H02M02S</meta:editing-duration>
    <meta:editing-cycles>1</meta:editing-cycles>
    <meta:generator>OpenOffice.org/3.1$Linux OpenOffice.org_project/310m19$Build-9420</meta:generator>
  </office:meta>
</office:document-meta>
</file>